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eorge A Kohu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23, 1894</text:p>
      <text:p text:style-name="P5">Month<text:tab/><text:tab/><text:tab/><text:tab/><text:tab/><text:tab/>Ma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6 East 72nd Street/</text:p>
      <text:p text:style-name="P3">New York, May 23[/ inserted by author]94/</text:p>
      <text:p text:style-name="P2">Rev. Dr. S. Morais,/</text:p>
      <text:p text:style-name="P2"><text:tab/>My Dear Dr:/</text:p>
      <text:p text:style-name="P2"><text:tab/><text:tab/>Father being still a/ great sufferer and unable to pen these lines/ himself asks me to thank you most cordially/ for your kind &amp; sympathetic interest in his/ welfare as well as for your sentiments/ about his work "[Hebrew]"/</text:p>
      <text:p text:style-name="P2"><text:tab/>He further asks me to beg of you earnestly/ to pray for his health to [Hebrew] for a/ [Hebrew], "fully convinced that the/ supplications of a [Hebrew] like your distin-/guished self [Hebrew]./</text:p>
      <text:p text:style-name="P2"><text:tab/>It is needless for me to assure you how fervently/ he reciprocates your friendly regard &amp;/ cordial esteem, nay more than that,/</text:p>
      <text:p text:style-name="P2"/>
      <text:p text:style-name="P2">[Page 2]</text:p>
      <text:p text:style-name="P2"><text:soft-page-break/>he has always told me that he has/ learned to love you and in you that rare/ poetic Jewish idealism and lofty devotion/ to our holy cause which he insists/ upon terming simply as prophetic,/ [?] by the inspiration of the [Hebrew]./ <text:s/>Father is alas! very ill, not dangerously/ so, thank God but seriously and he/ suffers acutely! <text:s/>May the Almighty/ grant our petitions for his relief! <text:s/>Amen./</text:p>
      <text:p text:style-name="P2">Dear Dr: May I beg of you to send me/ such works on bibliography as you might possess/ written by Drs. Stewschneider &amp; Mortara &amp; Modona/ &amp; other scholars (<text:span text:style-name="T2">Luzzatto Almanzi etc.</text:span><text:span text:style-name="T3">)/ As for inst. catalogues of Hebrew manuscripts/ or printed books? <text:s/>I will cheerfully give/ you their equivalents in other books which/ might perhaps interest you more than/ those you possess which I desire/ to have./</text:span></text:p>
      <text:p text:style-name="P2"><text:span text:style-name="T3">Dr. Marco Mortara's [Hebrew] I/</text:span></text:p>
      <text:p text:style-name="P2"><text:span text:style-name="T3"/></text:p>
      <text:p text:style-name="P2"><text:span text:style-name="T3">[Page 3]</text:span></text:p>
      <text:p text:style-name="P2"><text:span text:style-name="T3">possess. <text:s/>He has published however catalogues/ of MSS. which I would like to obtain./ <text:s/>So has the famous librarian of Parma/ Peitro Perrean issued many similar/ works as f. i. catalogue of abbrevi-/ations in Jewish literature &amp; MSS in/ Parma etc; well known to you no/ doubt./</text:span></text:p>
      <text:p text:style-name="P2"><text:span text:style-name="T3"><text:tab/>Almanzi's Catalogue has been,/ I believe issued by his friend Luzatto? <text:s/>Have you got it?/</text:span></text:p>
      <text:p text:style-name="P2"><text:span text:style-name="T3"><text:tab/>I should also like to procure on the/ same terms a </text:span><text:span text:style-name="T2">full set</text:span><text:span text:style-name="T3"> of "</text:span><text:span text:style-name="T2">Corriere</text:span><text:span text:style-name="T3">/ </text:span><text:span text:style-name="T2">Israelitico</text:span><text:span text:style-name="T3">", "Mose''"</text:span><text:span text:style-name="T2">Angologia Israelite</text:span><text:span text:style-name="T3">-/</text:span><text:span text:style-name="T2">ca</text:span><text:span text:style-name="T3">" and the "</text:span><text:span text:style-name="T2">Vessillo Israelitico</text:span><text:span text:style-name="T3">."/ <text:s/>I shall be as grateful to you if you/ could possibly let me have the books, or/ put me in communication with those who have/ them./</text:span></text:p>
      <text:p text:style-name="P2"><text:span text:style-name="T3"><text:tab/>With kindest regards to your good Son/ I am dear Dr, faithfully yours/ George A Kohu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4:00:27.90</meta:creation-date>
    <dc:date>2011-12-21T14:19:21.96</dc:date>
    <dc:creator>Penn Libraries</dc:creator>
    <meta:editing-duration>PT00H03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549" meta:character-count="3476"/>
  </office:meta>
</office:document-meta>
</file>